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t shows us the digital prototypes, they will help us to show our idea. In them we can add animations for transactions and new functions. We can adjust the time of the anim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19:23:46.862055785</meta:creation-date>
    <dc:date>2019-09-25T19:24:30.302685915</dc:date>
    <meta:editing-duration>PT44S</meta:editing-duration>
    <meta:editing-cycles>1</meta:editing-cycles>
    <meta:document-statistic meta:table-count="0" meta:image-count="0" meta:object-count="0" meta:page-count="1" meta:paragraph-count="1" meta:word-count="33" meta:character-count="179" meta:non-whitespace-character-count="147"/>
    <meta:generator>LibreOffice/6.0.7.3$Linux_X86_64 LibreOffice_project/00m0$Build-3</meta:generator>
  </office:meta>
</office:document-meta>
</file>